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font-name="Arial" style:font-name-asian="ヒラギノ角ゴ ProN W3" style:font-name-complex="Arial Unicode MS"/>
    </style:style>
    <style:style style:name="ce4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2</text:p>
          </table:table-cell>
          <table:table-cell table:style-name="ce4" office:value-type="string" calcext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3</text:p>
          </table:table-cell>
          <table:table-cell office:value-type="string" calcext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4</text:p>
          </table:table-cell>
          <table:table-cell office:value-type="string" calcext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5</text:p>
          </table:table-cell>
          <table:table-cell office:value-type="string" calcext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6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7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8</text:p>
          </table:table-cell>
          <table:table-cell office:value-type="string" calcext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unmatc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e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EVAL(Time.now.hou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2</text:p>
          </table:table-cell>
          <table:table-cell office:value-type="string" calcext:value-type="string">
            <text:p>#EVAL("a" + "b"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3</text:p>
          </table:table-cell>
          <table:table-cell office:value-type="string" calcext:value-type="string">
            <text:p>#EVAL(1+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utput_cou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#REF(output_count_lis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output_count_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p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  <table:table-row table:style-name="ro3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ost3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 table:number-rows-repeated="3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00/00/00</text:date>, <text:time style:data-style-name="N2" text:time-value="0000-00-00T00:00:01.06880476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12-13T16:56:15.984962000</dc:date>
    <meta:editing-duration>PT4H12M40S</meta:editing-duration>
    <meta:editing-cycles>62</meta:editing-cycles>
    <meta:generator>LibreOffice/4.1.2.3$MacOSX_x86 LibreOffice_project/40b2d7fde7e8d2d7bc5a449dc65df4d08a7dd38</meta:generator>
    <meta:document-statistic meta:table-count="6" meta:cell-count="235" meta:object-count="0"/>
  </office:meta>
</office:document-meta>
</file>